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style:diagonal-bl-tr="0.74pt solid #000000" style:diagonal-tl-br="0.74pt solid #000000" fo:border="0.74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07">
      <style:table-cell-properties fo:border-bottom="none" fo:border-left="0.74pt solid #000000" fo:border-right="0.74pt solid #000000" fo:border-top="none"/>
    </style:style>
    <style:style style:name="ce9" style:family="table-cell" style:parent-style-name="Default" style:data-style-name="N10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number-columns-repeated="13" table:default-cell-style-name="Default"/>
        <table:table-column table:style-name="co1" table:default-cell-style-name="ce7"/>
        <table:table-row table:style-name="ro1">
          <table:table-cell table:style-name="Default" office:value-type="string" calcext:value-type="string" table:number-columns-spanned="2" table:number-rows-spanned="1">
            <text:p>SUS Score Nutzerstudie</text:p>
          </table:table-cell>
          <table:covered-table-cell/>
          <table:table-cell table:number-columns-repeated="12"/>
          <table:table-cell table:style-name="Default"/>
        </table:table-row>
        <table:table-row table:style-name="ro1">
          <table:table-cell table:style-name="ce1" office:value-type="string" calcext:value-type="string">
            <text:p>Frage\I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8" table:formula="of:=SUM([.B3:.N3]) /13" office:value-type="float" office:value="2.53846153846154" calcext:value-type="float">
            <text:p>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8" table:formula="of:=SUM([.B4:.N4]) /13" office:value-type="float" office:value="2.30769230769231" calcext:value-type="float">
            <text:p>2,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8" table:formula="of:=SUM([.B5:.N5]) /13" office:value-type="float" office:value="2.30769230769231" calcext:value-type="float">
            <text:p>2,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style-name="ce8" table:formula="of:=SUM([.B6:.N6]) /13" office:value-type="float" office:value="3.84615384615385" calcext:value-type="float">
            <text:p>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SUM([.B7:.N7]) /13" office:value-type="float" office:value="2.15384615384615" calcext:value-type="float">
            <text:p>2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8" table:formula="of:=SUM([.B8:.N8]) /13" office:value-type="float" office:value="2.23076923076923" calcext:value-type="float">
            <text:p>2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8" table:formula="of:=SUM([.B9:.N9]) /13" office:value-type="float" office:value="2.92307692307692" calcext:value-type="float">
            <text:p>2,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table:formula="of:=SUM([.B10:.N10]) /13" office:value-type="float" office:value="2.07692307692308" calcext:value-type="float">
            <text:p>2,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" table:formula="of:=SUM([.B11:.N11]) /13" office:value-type="float" office:value="2.61538461538462" calcext:value-type="float">
            <text:p>2,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8" table:formula="of:=SUM([.B12:.N12]) /13" office:value-type="float" office:value="3.23076923076923" calcext:value-type="float">
            <text:p>3,2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8" table:formula="of:=SUM([.B13:.N13]) /13" office:value-type="float" office:value="2.30769230769231" calcext:value-type="float">
            <text:p>2,3</text:p>
          </table:table-cell>
        </table:table-row>
        <table:table-row table:style-name="ro1">
          <table:table-cell table:style-name="ce3" office:value-type="string" calcext:value-type="string">
            <text:p>Score</text:p>
          </table:table-cell>
          <table:table-cell table:style-name="ce5" table:formula="of:=SUM([.B3:.B13]) *2.5" office:value-type="float" office:value="70" calcext:value-type="float">
            <text:p>70</text:p>
          </table:table-cell>
          <table:table-cell table:style-name="ce5" table:formula="of:=SUM([.C3:.C13]) *2.5" office:value-type="float" office:value="67.5" calcext:value-type="float">
            <text:p>67,5</text:p>
          </table:table-cell>
          <table:table-cell table:style-name="ce5" table:formula="of:=SUM([.D3:.D13]) *2.5" office:value-type="float" office:value="65" calcext:value-type="float">
            <text:p>65</text:p>
          </table:table-cell>
          <table:table-cell table:style-name="ce5" table:formula="of:=SUM([.E3:.E13]) *2.5" office:value-type="float" office:value="45" calcext:value-type="float">
            <text:p>45</text:p>
          </table:table-cell>
          <table:table-cell table:style-name="ce5" table:formula="of:=SUM([.F3:.F13]) *2.5" office:value-type="float" office:value="85" calcext:value-type="float">
            <text:p>85</text:p>
          </table:table-cell>
          <table:table-cell table:style-name="ce5" table:formula="of:=SUM([.G3:.G13]) *2.5" office:value-type="float" office:value="52.5" calcext:value-type="float">
            <text:p>52,5</text:p>
          </table:table-cell>
          <table:table-cell table:style-name="ce5" table:formula="of:=SUM([.H3:.H13]) *2.5" office:value-type="float" office:value="62.5" calcext:value-type="float">
            <text:p>62,5</text:p>
          </table:table-cell>
          <table:table-cell table:style-name="ce5" table:formula="of:=SUM([.I3:.I13]) *2.5" office:value-type="float" office:value="72.5" calcext:value-type="float">
            <text:p>72,5</text:p>
          </table:table-cell>
          <table:table-cell table:style-name="ce5" table:formula="of:=SUM([.J3:.J13]) *2.5" office:value-type="float" office:value="75" calcext:value-type="float">
            <text:p>75</text:p>
          </table:table-cell>
          <table:table-cell table:style-name="ce5" table:formula="of:=SUM([.K3:.K13]) *2.5" office:value-type="float" office:value="95" calcext:value-type="float">
            <text:p>95</text:p>
          </table:table-cell>
          <table:table-cell table:style-name="ce5" table:formula="of:=SUM([.L3:.L13]) *2.5" office:value-type="float" office:value="72.5" calcext:value-type="float">
            <text:p>72,5</text:p>
          </table:table-cell>
          <table:table-cell table:style-name="ce5" table:formula="of:=SUM([.M3:.M13]) *2.5" office:value-type="float" office:value="80" calcext:value-type="float">
            <text:p>80</text:p>
          </table:table-cell>
          <table:table-cell table:style-name="ce5" table:formula="of:=SUM([.N3:.N13]) *2.5" office:value-type="float" office:value="85" calcext:value-type="float">
            <text:p>85</text:p>
          </table:table-cell>
          <table:table-cell table:style-name="ce9" table:formula="of:=SUM([.B14:.N14]) /13" office:value-type="float" office:value="71.3461538461538" calcext:value-type="float">
            <text:p>71,3</text:p>
          </table:table-cell>
        </table:table-row>
        <table:table-row table:style-name="ro1"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table:style-name="Default" office:value-type="string" calcext:value-type="string" table:number-columns-spanned="2" table:number-rows-spanned="1">
            <text:p>SUS Score Kontrollstudie</text:p>
          </table:table-cell>
          <table:covered-table-cell/>
          <table:table-cell table:number-columns-repeated="12"/>
          <table:table-cell table:style-name="Default"/>
        </table:table-row>
        <table:table-row table:style-name="ro1">
          <table:table-cell table:style-name="ce1" office:value-type="string" calcext:value-type="string">
            <text:p>Frage\I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6"/>
          <table:table-cell table:style-name="ce7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table:formula="of:=SUM([.A18:.K18]) /10" office:value-type="float" office:value="2.6" calcext:value-type="float">
            <text:p>2,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table:formula="of:=SUM([.A19:.K19]) /10" office:value-type="float" office:value="2.6" calcext:value-type="float">
            <text:p>2,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table:formula="of:=SUM([.A20:.K20]) 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table:formula="of:=SUM([.A21:.K21]) 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table:formula="of:=SUM([.A22:.K22]) /1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table:formula="of:=SUM([.A23:.K23]) /10"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SUM([.A24:.K24]) /1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table:formula="of:=SUM([.A25:.K25]) /1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table:formula="of:=SUM([.A26:.K26]) /10" office:value-type="float" office:value="3.5" calcext:value-type="float">
            <text:p>3,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table:formula="of:=SUM([.A27:.K27]) /10" office:value-type="float" office:value="3.4" calcext:value-type="float">
            <text:p>3,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core</text:p>
          </table:table-cell>
          <table:table-cell table:style-name="ce4" table:formula="of:=SUM([.B18:.B27]) *2.5" office:value-type="float" office:value="90" calcext:value-type="float">
            <text:p>90</text:p>
          </table:table-cell>
          <table:table-cell table:style-name="ce4" table:formula="of:=SUM([.C18:.C27]) *2.5" office:value-type="float" office:value="77.5" calcext:value-type="float">
            <text:p>77,5</text:p>
          </table:table-cell>
          <table:table-cell table:style-name="ce4" table:formula="of:=SUM([.D18:.D27]) *2.5" office:value-type="float" office:value="85" calcext:value-type="float">
            <text:p>85</text:p>
          </table:table-cell>
          <table:table-cell table:style-name="ce4" table:formula="of:=SUM([.E18:.E27]) *2.5" office:value-type="float" office:value="95" calcext:value-type="float">
            <text:p>95</text:p>
          </table:table-cell>
          <table:table-cell table:style-name="ce4" table:formula="of:=SUM([.F18:.F27]) *2.5" office:value-type="float" office:value="90" calcext:value-type="float">
            <text:p>90</text:p>
          </table:table-cell>
          <table:table-cell table:style-name="ce4" table:formula="of:=SUM([.G18:.G27]) *2.5" office:value-type="float" office:value="15" calcext:value-type="float">
            <text:p>15</text:p>
          </table:table-cell>
          <table:table-cell table:style-name="ce4" table:formula="of:=SUM([.H18:.H27]) *2.5" office:value-type="float" office:value="7.5" calcext:value-type="float">
            <text:p>7,5</text:p>
          </table:table-cell>
          <table:table-cell table:style-name="ce4" table:formula="of:=SUM([.I18:.I27]) *2.5" office:value-type="float" office:value="67.5" calcext:value-type="float">
            <text:p>67,5</text:p>
          </table:table-cell>
          <table:table-cell table:style-name="ce4" table:formula="of:=SUM([.J18:.J27]) *2.5" office:value-type="float" office:value="12.5" calcext:value-type="float">
            <text:p>12,5</text:p>
          </table:table-cell>
          <table:table-cell table:style-name="ce4" table:formula="of:=SUM([.K18:.K27]) *2.5" office:value-type="float" office:value="67.5" calcext:value-type="float">
            <text:p>67,5</text:p>
          </table:table-cell>
          <table:table-cell table:style-name="ce1" table:formula="of:=SUM([.B28:.K28]) /10" office:value-type="float" office:value="60.75" calcext:value-type="float">
            <text:p>60,75</text:p>
          </table:table-cell>
          <table:table-cell table:style-name="ce7" table:number-columns-repeated="2"/>
          <table:table-cell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 table:number-columns-spanned="3" table:number-rows-spanned="1">
            <text:p>Score Anwesende Studienteilnehmer :</text:p>
          </table:table-cell>
          <table:covered-table-cell table:number-columns-repeated="2"/>
          <table:table-cell table:formula="of:=SUM([.B28:.F28]) / 5" office:value-type="float" office:value="87.5" calcext:value-type="float">
            <text:p>87,5</text:p>
          </table:table-cell>
          <table:table-cell table:style-name="ce7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7:40:59.671000000</meta:creation-date>
    <dc:date>2019-03-22T21:36:33.163000000</dc:date>
    <meta:editing-duration>PT3H18M31S</meta:editing-duration>
    <meta:editing-cycles>2</meta:editing-cycles>
    <meta:generator>LibreOffice/6.1.5.2$Windows_X86_64 LibreOffice_project/90f8dcf33c87b3705e78202e3df5142b201bd805</meta:generator>
    <meta:document-statistic meta:table-count="1" meta:cell-count="341" meta:object-count="0"/>
  </office:meta>
</office:document-meta>
</file>